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10pt" style:font-size-asian="10pt" style:font-size-complex="10pt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mm"/>
      <style:text-properties style:font-name="DejaVu Sans" fo:font-size="10pt" style:font-size-asian="10pt" style:font-size-complex="10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ce1"/>
        <table:table-column table:style-name="co1" table:number-columns-repeated="4" table:default-cell-style-name="ce2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Plaque</text:p>
          </table:table-cell>
          <table:table-cell office:value-type="string" calcext:value-type="string">
            <text:p>Position</text:p>
          </table:table-cell>
          <table:table-cell table:style-name="ce1" office:value-type="string" calcext:value-type="string">
            <text:p>Format_puce</text:p>
          </table:table-cell>
          <table:table-cell table:style-name="ce1" office:value-type="string" calcext:value-type="string">
            <text:p>Date Debut</text:p>
          </table:table-cell>
          <table:table-cell table:style-name="ce1" office:value-type="string" calcext:value-type="string">
            <text:p>Date Scan</text:p>
          </table:table-cell>
          <table:table-cell table:style-name="ce1" office:value-type="string" calcext:value-type="string">
            <text:p>CallRat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Prelevement Numero</text:p>
          </table:table-cell>
          <table:table-cell office:value-type="string" calcext:value-type="string">
            <text:p>Prelevement position</text:p>
          </table:table-cell>
        </table:table-row>
        <table:table-row table:style-name="ro1">
          <table:table-cell office:value-type="string" calcext:value-type="string">
            <text:p>SAM170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table:formula="of:=&quot;15/07/2010&quot;" office:value-type="string" office:string-value="15/07/2010" calcext:value-type="string">
            <text:p>15/07/2010</text:p>
          </table:table-cell>
          <table:table-cell table:formula="of:=&quot;15/08/2009&quot;" office:value-type="string" office:string-value="15/08/2009" calcext:value-type="string">
            <text:p>15/08/2009</text:p>
          </table:table-cell>
          <table:table-cell office:value-type="float" office:value="1.01" calcext:value-type="float">
            <text:p>1,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abla</text:p>
          </table:table-cell>
          <table:table-cell office:value-type="string" calcext:value-type="string">
            <text:p>SAM170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1704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t</text:p>
          </table:table-cell>
          <table:table-cell table:formula="of:=&quot;15/07/2010&quot;" office:value-type="string" office:string-value="15/07/2010" calcext:value-type="string">
            <text:p>15/07/2010</text:p>
          </table:table-cell>
          <table:table-cell table:formula="of:=&quot;15/07/2009&quot;" office:value-type="string" office:string-value="15/07/2009" calcext:value-type="string">
            <text:p>15/07/2009</text:p>
          </table:table-cell>
          <table:table-cell office:value-type="float" office:value="1.09" calcext:value-type="float">
            <text:p>1,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abla</text:p>
          </table:table-cell>
          <table:table-cell office:value-type="string" calcext:value-type="string">
            <text:p>SAM170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1704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xt</text:p>
          </table:table-cell>
          <table:table-cell table:formula="of:=&quot;15/07/2010&quot;" office:value-type="string" office:string-value="15/07/2010" calcext:value-type="string">
            <text:p>15/07/2010</text:p>
          </table:table-cell>
          <table:table-cell table:formula="of:=&quot;16/07/2009&quot;" office:value-type="string" office:string-value="16/07/2009" calcext:value-type="string">
            <text:p>16/07/2009</text:p>
          </table:table-cell>
          <table:table-cell office:value-type="float" office:value="1.09" calcext:value-type="float">
            <text:p>1,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abla</text:p>
          </table:table-cell>
          <table:table-cell office:value-type="string" calcext:value-type="string">
            <text:p>SAM170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170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xt</text:p>
          </table:table-cell>
          <table:table-cell table:formula="of:=&quot;15/07/2010&quot;" office:value-type="string" office:string-value="15/07/2010" calcext:value-type="string">
            <text:p>15/07/2010</text:p>
          </table:table-cell>
          <table:table-cell table:formula="of:=&quot;15/07/2009&quot;" office:value-type="string" office:string-value="15/07/2009" calcext:value-type="string">
            <text:p>15/07/2009</text:p>
          </table:table-cell>
          <table:table-cell office:value-type="float" office:value="1.09" calcext:value-type="float">
            <text:p>1,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abla</text:p>
          </table:table-cell>
          <table:table-cell office:value-type="string" calcext:value-type="string">
            <text:p>SAM170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17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table:formula="of:=&quot;15/07/2010&quot;" office:value-type="string" office:string-value="15/07/2010" calcext:value-type="string">
            <text:p>15/07/2010</text:p>
          </table:table-cell>
          <table:table-cell table:formula="of:=&quot;15/07/2009&quot;" office:value-type="string" office:string-value="15/07/2009" calcext:value-type="string">
            <text:p>15/07/2009</text:p>
          </table:table-cell>
          <table:table-cell office:value-type="float" office:value="1.09" calcext:value-type="float">
            <text:p>1,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abla</text:p>
          </table:table-cell>
          <table:table-cell office:value-type="string" calcext:value-type="string">
            <text:p>SAM17040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13:34:53.141937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0:54:23.686318235</meta:creation-date>
    <dc:date>2017-05-23T13:35:31.573142871</dc:date>
    <meta:editing-duration>PT1M50S</meta:editing-duration>
    <meta:editing-cycles>4</meta:editing-cycles>
    <meta:generator>LibreOffice/5.1.6.2$Linux_X86_64 LibreOffice_project/10m0$Build-2</meta:generator>
    <meta:document-statistic meta:table-count="1" meta:cell-count="60" meta:object-count="0"/>
  </office:meta>
</office:document-meta>
</file>